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est seed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epoch2</text:p>
          </table:table-cell>
          <table:table-cell office:value-type="string" calcext:value-type="string">
            <text:p>theta lr</text:p>
          </table:table-cell>
          <table:table-cell office:value-type="string" calcext:value-type="string">
            <text:p>phi lr</text:p>
          </table:table-cell>
          <table:table-cell office:value-type="string" calcext:value-type="string">
            <text:p>avg elbo</text:p>
          </table:table-cell>
          <table:table-cell office:value-type="string" calcext:value-type="string">
            <text:p>elbo2</text:p>
          </table:table-cell>
          <table:table-cell office:value-type="string" calcext:value-type="string">
            <text:p>avg mcc</text:p>
          </table:table-cell>
          <table:table-cell office:value-type="string" calcext:value-type="string">
            <text:p>mcc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922" calcext:value-type="float">
            <text:p>922</text:p>
          </table:table-cell>
          <table:table-cell office:value-type="float" office:value="0.174726331838189" calcext:value-type="float">
            <text:p>0.174726331838189</text:p>
          </table:table-cell>
          <table:table-cell office:value-type="float" office:value="0.21452796316063" calcext:value-type="float">
            <text:p>0.21452796316063</text:p>
          </table:table-cell>
          <table:table-cell office:value-type="float" office:value="-6071.82644216392" calcext:value-type="float">
            <text:p>-6071.82644216392</text:p>
          </table:table-cell>
          <table:table-cell office:value-type="float" office:value="-6134.32775483414" calcext:value-type="float">
            <text:p>-6134.32775483414</text:p>
          </table:table-cell>
          <table:table-cell office:value-type="float" office:value="0.803032979310468" calcext:value-type="float">
            <text:p>0.803032979310468</text:p>
          </table:table-cell>
          <table:table-cell office:value-type="float" office:value="0.805189221515528" calcext:value-type="float">
            <text:p>0.8051892215155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5" calcext:value-type="float">
            <text:p>1865</text:p>
          </table:table-cell>
          <table:table-cell office:value-type="float" office:value="3663" calcext:value-type="float">
            <text:p>3663</text:p>
          </table:table-cell>
          <table:table-cell office:value-type="float" office:value="0.00788870019741192" calcext:value-type="float">
            <text:p>0.007888700197412</text:p>
          </table:table-cell>
          <table:table-cell office:value-type="float" office:value="0.326136615416301" calcext:value-type="float">
            <text:p>0.326136615416301</text:p>
          </table:table-cell>
          <table:table-cell office:value-type="float" office:value="-5939.48251556301" calcext:value-type="float">
            <text:p>-5939.48251556301</text:p>
          </table:table-cell>
          <table:table-cell office:value-type="float" office:value="-5927.69558849413" calcext:value-type="float">
            <text:p>-5927.69558849413</text:p>
          </table:table-cell>
          <table:table-cell office:value-type="float" office:value="0.85293241246393" calcext:value-type="float">
            <text:p>0.85293241246393</text:p>
          </table:table-cell>
          <table:table-cell office:value-type="float" office:value="0.94472808028343" calcext:value-type="float">
            <text:p>0.94472808028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3" calcext:value-type="float">
            <text:p>1923</text:p>
          </table:table-cell>
          <table:table-cell office:value-type="float" office:value="3672" calcext:value-type="float">
            <text:p>3672</text:p>
          </table:table-cell>
          <table:table-cell office:value-type="float" office:value="0.0227496767183466" calcext:value-type="float">
            <text:p>0.022749676718347</text:p>
          </table:table-cell>
          <table:table-cell office:value-type="float" office:value="0.0218291989531558" calcext:value-type="float">
            <text:p>0.021829198953156</text:p>
          </table:table-cell>
          <table:table-cell office:value-type="float" office:value="-6148.36560716514" calcext:value-type="float">
            <text:p>-6148.36560716514</text:p>
          </table:table-cell>
          <table:table-cell office:value-type="float" office:value="-6043.8400677892" calcext:value-type="float">
            <text:p>-6043.8400677892</text:p>
          </table:table-cell>
          <table:table-cell office:value-type="float" office:value="0.675983972253795" calcext:value-type="float">
            <text:p>0.675983972253795</text:p>
          </table:table-cell>
          <table:table-cell office:value-type="float" office:value="0.688834650662017" calcext:value-type="float">
            <text:p>0.68883465066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 office:value-type="float" office:value="3735" calcext:value-type="float">
            <text:p>3735</text:p>
          </table:table-cell>
          <table:table-cell office:value-type="float" office:value="0.00266721633939596" calcext:value-type="float">
            <text:p>0.002667216339396</text:p>
          </table:table-cell>
          <table:table-cell office:value-type="float" office:value="0.00106033167605382" calcext:value-type="float">
            <text:p>0.001060331676054</text:p>
          </table:table-cell>
          <table:table-cell office:value-type="float" office:value="-11094.2167239864" calcext:value-type="float">
            <text:p>-11094.2167239864</text:p>
          </table:table-cell>
          <table:table-cell office:value-type="float" office:value="-8814.93885152224" calcext:value-type="float">
            <text:p>-8814.93885152224</text:p>
          </table:table-cell>
          <table:table-cell office:value-type="float" office:value="0.608245312203849" calcext:value-type="float">
            <text:p>0.608245312203849</text:p>
          </table:table-cell>
          <table:table-cell office:value-type="float" office:value="0.624925367446686" calcext:value-type="float">
            <text:p>0.624925367446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0.449765605308362" calcext:value-type="float">
            <text:p>0.449765605308362</text:p>
          </table:table-cell>
          <table:table-cell office:value-type="float" office:value="0.00495539016019478" calcext:value-type="float">
            <text:p>0.004955390160195</text:p>
          </table:table-cell>
          <table:table-cell office:value-type="float" office:value="-14265.1851331179" calcext:value-type="float">
            <text:p>-14265.1851331179</text:p>
          </table:table-cell>
          <table:table-cell office:value-type="float" office:value="-12500.9792820028" calcext:value-type="float">
            <text:p>-12500.9792820028</text:p>
          </table:table-cell>
          <table:table-cell office:value-type="float" office:value="0.537187415172215" calcext:value-type="float">
            <text:p>0.537187415172215</text:p>
          </table:table-cell>
          <table:table-cell office:value-type="float" office:value="0.54637502463442" calcext:value-type="float">
            <text:p>0.546375024634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0.14255842525032" calcext:value-type="float">
            <text:p>0.14255842525032</text:p>
          </table:table-cell>
          <table:table-cell office:value-type="float" office:value="0.236452244058842" calcext:value-type="float">
            <text:p>0.236452244058842</text:p>
          </table:table-cell>
          <table:table-cell office:value-type="float" office:value="-6540.96890057105" calcext:value-type="float">
            <text:p>-6540.96890057105</text:p>
          </table:table-cell>
          <table:table-cell office:value-type="float" office:value="-6509.29407401605" calcext:value-type="float">
            <text:p>-6509.29407401605</text:p>
          </table:table-cell>
          <table:table-cell office:value-type="float" office:value="0.703231129160701" calcext:value-type="float">
            <text:p>0.703231129160701</text:p>
          </table:table-cell>
          <table:table-cell office:value-type="float" office:value="0.70307550221819" calcext:value-type="float">
            <text:p>0.703075502218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float" office:value="4472" calcext:value-type="float">
            <text:p>4472</text:p>
          </table:table-cell>
          <table:table-cell office:value-type="float" office:value="0.00472229935872953" calcext:value-type="float">
            <text:p>0.00472229935873</text:p>
          </table:table-cell>
          <table:table-cell office:value-type="float" office:value="0.00771965589348692" calcext:value-type="float">
            <text:p>0.007719655893487</text:p>
          </table:table-cell>
          <table:table-cell office:value-type="float" office:value="-6497.38480648393" calcext:value-type="float">
            <text:p>-6497.38480648393</text:p>
          </table:table-cell>
          <table:table-cell office:value-type="float" office:value="-6136.76341361661" calcext:value-type="float">
            <text:p>-6136.76341361661</text:p>
          </table:table-cell>
          <table:table-cell office:value-type="float" office:value="0.672896770248043" calcext:value-type="float">
            <text:p>0.672896770248043</text:p>
          </table:table-cell>
          <table:table-cell office:value-type="float" office:value="0.712310022873637" calcext:value-type="float">
            <text:p>0.7123100228736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0.406784652592318" calcext:value-type="float">
            <text:p>0.406784652592318</text:p>
          </table:table-cell>
          <table:table-cell office:value-type="float" office:value="0.0191624629262021" calcext:value-type="float">
            <text:p>0.019162462926202</text:p>
          </table:table-cell>
          <table:table-cell table:number-columns-repeated="2" office:value-type="float" office:value="-14393.7017592176" calcext:value-type="float">
            <text:p>-14393.7017592176</text:p>
          </table:table-cell>
          <table:table-cell table:number-columns-repeated="2" office:value-type="float" office:value="0.615647909981238" calcext:value-type="float">
            <text:p>0.6156479099812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478555817044072" calcext:value-type="float">
            <text:p>0.478555817044072</text:p>
          </table:table-cell>
          <table:table-cell office:value-type="float" office:value="0.0958188890024367" calcext:value-type="float">
            <text:p>0.095818889002437</text:p>
          </table:table-cell>
          <table:table-cell table:number-columns-repeated="2" office:value-type="float" office:value="-17822.5630726905" calcext:value-type="float">
            <text:p>-17822.5630726905</text:p>
          </table:table-cell>
          <table:table-cell table:number-columns-repeated="2" office:value-type="float" office:value="0.550957931370037" calcext:value-type="float">
            <text:p>0.550957931370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2" calcext:value-type="float">
            <text:p>1962</text:p>
          </table:table-cell>
          <table:table-cell office:value-type="float" office:value="4429" calcext:value-type="float">
            <text:p>4429</text:p>
          </table:table-cell>
          <table:table-cell office:value-type="float" office:value="0.093588270846153" calcext:value-type="float">
            <text:p>0.093588270846153</text:p>
          </table:table-cell>
          <table:table-cell office:value-type="float" office:value="0.0570663195613857" calcext:value-type="float">
            <text:p>0.057066319561386</text:p>
          </table:table-cell>
          <table:table-cell office:value-type="float" office:value="-6075.86463090807" calcext:value-type="float">
            <text:p>-6075.86463090807</text:p>
          </table:table-cell>
          <table:table-cell office:value-type="float" office:value="-6001.60896090431" calcext:value-type="float">
            <text:p>-6001.60896090431</text:p>
          </table:table-cell>
          <table:table-cell office:value-type="float" office:value="0.687636394290158" calcext:value-type="float">
            <text:p>0.687636394290158</text:p>
          </table:table-cell>
          <table:table-cell office:value-type="float" office:value="0.748341527595753" calcext:value-type="float">
            <text:p>0.7483415275957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0.220504128343499" calcext:value-type="float">
            <text:p>0.220504128343499</text:p>
          </table:table-cell>
          <table:table-cell office:value-type="float" office:value="0.0107886443641127" calcext:value-type="float">
            <text:p>0.010788644364113</text:p>
          </table:table-cell>
          <table:table-cell table:number-columns-repeated="2" office:value-type="float" office:value="-10094.0980045089" calcext:value-type="float">
            <text:p>-10094.0980045089</text:p>
          </table:table-cell>
          <table:table-cell table:number-columns-repeated="2" office:value-type="float" office:value="0.623272689078082" calcext:value-type="float">
            <text:p>0.6232726890780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8" calcext:value-type="float">
            <text:p>1998</text:p>
          </table:table-cell>
          <table:table-cell office:value-type="float" office:value="4351" calcext:value-type="float">
            <text:p>4351</text:p>
          </table:table-cell>
          <table:table-cell office:value-type="float" office:value="0.023154711315806" calcext:value-type="float">
            <text:p>0.023154711315806</text:p>
          </table:table-cell>
          <table:table-cell office:value-type="float" office:value="0.00179052552741932" calcext:value-type="float">
            <text:p>0.001790525527419</text:p>
          </table:table-cell>
          <table:table-cell office:value-type="float" office:value="-9226.84314201722" calcext:value-type="float">
            <text:p>-9226.84314201722</text:p>
          </table:table-cell>
          <table:table-cell office:value-type="float" office:value="-7305.98191102463" calcext:value-type="float">
            <text:p>-7305.98191102463</text:p>
          </table:table-cell>
          <table:table-cell office:value-type="float" office:value="0.620032385192304" calcext:value-type="float">
            <text:p>0.620032385192304</text:p>
          </table:table-cell>
          <table:table-cell office:value-type="float" office:value="0.650511393667432" calcext:value-type="float">
            <text:p>0.6505113936674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23" calcext:value-type="float">
            <text:p>1923</text:p>
          </table:table-cell>
          <table:table-cell office:value-type="float" office:value="4206" calcext:value-type="float">
            <text:p>4206</text:p>
          </table:table-cell>
          <table:table-cell office:value-type="float" office:value="0.00401234649759341" calcext:value-type="float">
            <text:p>0.004012346497593</text:p>
          </table:table-cell>
          <table:table-cell office:value-type="float" office:value="0.282192949762499" calcext:value-type="float">
            <text:p>0.282192949762499</text:p>
          </table:table-cell>
          <table:table-cell office:value-type="float" office:value="-5937.10020826523" calcext:value-type="float">
            <text:p>-5937.10020826523</text:p>
          </table:table-cell>
          <table:table-cell office:value-type="float" office:value="-5923.70836303844" calcext:value-type="float">
            <text:p>-5923.70836303844</text:p>
          </table:table-cell>
          <table:table-cell office:value-type="float" office:value="0.849737519147366" calcext:value-type="float">
            <text:p>0.849737519147366</text:p>
          </table:table-cell>
          <table:table-cell office:value-type="float" office:value="0.960113027988103" calcext:value-type="float">
            <text:p>0.960113027988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0" calcext:value-type="float">
            <text:p>1980</text:p>
          </table:table-cell>
          <table:table-cell office:value-type="float" office:value="4340" calcext:value-type="float">
            <text:p>4340</text:p>
          </table:table-cell>
          <table:table-cell office:value-type="float" office:value="0.0579654346038833" calcext:value-type="float">
            <text:p>0.057965434603883</text:p>
          </table:table-cell>
          <table:table-cell office:value-type="float" office:value="0.00368191009175811" calcext:value-type="float">
            <text:p>0.003681910091758</text:p>
          </table:table-cell>
          <table:table-cell office:value-type="float" office:value="-7413.31350127674" calcext:value-type="float">
            <text:p>-7413.31350127674</text:p>
          </table:table-cell>
          <table:table-cell office:value-type="float" office:value="-6604.55036787577" calcext:value-type="float">
            <text:p>-6604.55036787577</text:p>
          </table:table-cell>
          <table:table-cell office:value-type="float" office:value="0.658961361385021" calcext:value-type="float">
            <text:p>0.658961361385021</text:p>
          </table:table-cell>
          <table:table-cell office:value-type="float" office:value="0.676081159875112" calcext:value-type="float">
            <text:p>0.676081159875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62" calcext:value-type="float">
            <text:p>1962</text:p>
          </table:table-cell>
          <table:table-cell office:value-type="float" office:value="4247" calcext:value-type="float">
            <text:p>4247</text:p>
          </table:table-cell>
          <table:table-cell office:value-type="float" office:value="0.111271278665241" calcext:value-type="float">
            <text:p>0.111271278665241</text:p>
          </table:table-cell>
          <table:table-cell office:value-type="float" office:value="0.0298037810110984" calcext:value-type="float">
            <text:p>0.029803781011099</text:p>
          </table:table-cell>
          <table:table-cell office:value-type="float" office:value="-6139.10485462202" calcext:value-type="float">
            <text:p>-6139.10485462202</text:p>
          </table:table-cell>
          <table:table-cell office:value-type="float" office:value="-6074.3115563595" calcext:value-type="float">
            <text:p>-6074.3115563595</text:p>
          </table:table-cell>
          <table:table-cell office:value-type="float" office:value="0.683767700390042" calcext:value-type="float">
            <text:p>0.683767700390042</text:p>
          </table:table-cell>
          <table:table-cell office:value-type="float" office:value="0.714097041324581" calcext:value-type="float">
            <text:p>0.7140970413245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89" calcext:value-type="float">
            <text:p>1989</text:p>
          </table:table-cell>
          <table:table-cell office:value-type="float" office:value="4400" calcext:value-type="float">
            <text:p>4400</text:p>
          </table:table-cell>
          <table:table-cell office:value-type="float" office:value="0.00439930339012134" calcext:value-type="float">
            <text:p>0.004399303390121</text:p>
          </table:table-cell>
          <table:table-cell office:value-type="float" office:value="0.0218875591014704" calcext:value-type="float">
            <text:p>0.02188755910147</text:p>
          </table:table-cell>
          <table:table-cell office:value-type="float" office:value="-6129.53372392494" calcext:value-type="float">
            <text:p>-6129.53372392494</text:p>
          </table:table-cell>
          <table:table-cell office:value-type="float" office:value="-5994.7915667311" calcext:value-type="float">
            <text:p>-5994.7915667311</text:p>
          </table:table-cell>
          <table:table-cell office:value-type="float" office:value="0.697561039890067" calcext:value-type="float">
            <text:p>0.697561039890067</text:p>
          </table:table-cell>
          <table:table-cell office:value-type="float" office:value="0.739300153796336" calcext:value-type="float">
            <text:p>0.739300153796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8" calcext:value-type="float">
            <text:p>1678</text:p>
          </table:table-cell>
          <table:table-cell office:value-type="float" office:value="3994" calcext:value-type="float">
            <text:p>3994</text:p>
          </table:table-cell>
          <table:table-cell office:value-type="float" office:value="0.023664801939555" calcext:value-type="float">
            <text:p>0.023664801939555</text:p>
          </table:table-cell>
          <table:table-cell office:value-type="float" office:value="0.279550232990586" calcext:value-type="float">
            <text:p>0.279550232990586</text:p>
          </table:table-cell>
          <table:table-cell office:value-type="float" office:value="-5956.22670517432" calcext:value-type="float">
            <text:p>-5956.22670517432</text:p>
          </table:table-cell>
          <table:table-cell office:value-type="float" office:value="-5936.05616738654" calcext:value-type="float">
            <text:p>-5936.05616738654</text:p>
          </table:table-cell>
          <table:table-cell office:value-type="float" office:value="0.831916803197254" calcext:value-type="float">
            <text:p>0.831916803197254</text:p>
          </table:table-cell>
          <table:table-cell office:value-type="float" office:value="0.951896871189208" calcext:value-type="float">
            <text:p>0.951896871189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8" calcext:value-type="float">
            <text:p>1698</text:p>
          </table:table-cell>
          <table:table-cell office:value-type="float" office:value="4082" calcext:value-type="float">
            <text:p>4082</text:p>
          </table:table-cell>
          <table:table-cell office:value-type="float" office:value="0.0123925424643463" calcext:value-type="float">
            <text:p>0.012392542464346</text:p>
          </table:table-cell>
          <table:table-cell office:value-type="float" office:value="0.00285243199004276" calcext:value-type="float">
            <text:p>0.002852431990043</text:p>
          </table:table-cell>
          <table:table-cell office:value-type="float" office:value="-8118.70782279347" calcext:value-type="float">
            <text:p>-8118.70782279347</text:p>
          </table:table-cell>
          <table:table-cell office:value-type="float" office:value="-6669.15336429234" calcext:value-type="float">
            <text:p>-6669.15336429234</text:p>
          </table:table-cell>
          <table:table-cell office:value-type="float" office:value="0.647347922315705" calcext:value-type="float">
            <text:p>0.647347922315705</text:p>
          </table:table-cell>
          <table:table-cell office:value-type="float" office:value="0.677034267870107" calcext:value-type="float">
            <text:p>0.677034267870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7" calcext:value-type="float">
            <text:p>1697</text:p>
          </table:table-cell>
          <table:table-cell office:value-type="float" office:value="4214" calcext:value-type="float">
            <text:p>4214</text:p>
          </table:table-cell>
          <table:table-cell office:value-type="float" office:value="0.00380951565062268" calcext:value-type="float">
            <text:p>0.003809515650623</text:p>
          </table:table-cell>
          <table:table-cell office:value-type="float" office:value="0.00519745499959459" calcext:value-type="float">
            <text:p>0.005197454999595</text:p>
          </table:table-cell>
          <table:table-cell office:value-type="float" office:value="-6950.2237602003" calcext:value-type="float">
            <text:p>-6950.2237602003</text:p>
          </table:table-cell>
          <table:table-cell office:value-type="float" office:value="-6268.70178144259" calcext:value-type="float">
            <text:p>-6268.70178144259</text:p>
          </table:table-cell>
          <table:table-cell office:value-type="float" office:value="0.661847044907031" calcext:value-type="float">
            <text:p>0.661847044907031</text:p>
          </table:table-cell>
          <table:table-cell office:value-type="float" office:value="0.705557096433893" calcext:value-type="float">
            <text:p>0.7055570964338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0.36630472109125" calcext:value-type="float">
            <text:p>0.36630472109125</text:p>
          </table:table-cell>
          <table:table-cell office:value-type="float" office:value="0.0172864063850627" calcext:value-type="float">
            <text:p>0.017286406385063</text:p>
          </table:table-cell>
          <table:table-cell office:value-type="float" office:value="-14159.8517682245" calcext:value-type="float">
            <text:p>-14159.8517682245</text:p>
          </table:table-cell>
          <table:table-cell office:value-type="float" office:value="-11556.5576091951" calcext:value-type="float">
            <text:p>-11556.5576091951</text:p>
          </table:table-cell>
          <table:table-cell office:value-type="float" office:value="0.61518328954833" calcext:value-type="float">
            <text:p>0.61518328954833</text:p>
          </table:table-cell>
          <table:table-cell office:value-type="float" office:value="0.605037695553361" calcext:value-type="float">
            <text:p>0.6050376955533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0T14:21:52.918072872</meta:creation-date>
    <dc:date>2022-09-02T15:43:38.846084435</dc:date>
    <meta:editing-duration>P1DT16H10M8S</meta:editing-duration>
    <meta:editing-cycles>18</meta:editing-cycles>
    <meta:generator>LibreOffice/6.0.7.3$Linux_X86_64 LibreOffice_project/00m0$Build-3</meta:generator>
    <meta:document-statistic meta:table-count="1" meta:cell-count="189" meta:object-count="0"/>
  </office:meta>
</office:document-meta>
</file>